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ext_20_body">
      <style:text-properties officeooo:paragraph-rsid="00637b96"/>
    </style:style>
    <style:style style:name="P6" style:family="paragraph" style:parent-style-name="Table_20_Contents">
      <style:text-properties officeooo:paragraph-rsid="005d5c8b"/>
    </style:style>
    <style:style style:name="P7" style:family="paragraph" style:parent-style-name="Table_20_Contents">
      <style:text-properties officeooo:rsid="009d7c72" officeooo:paragraph-rsid="009d7c72"/>
    </style:style>
    <style:style style:name="P8" style:family="paragraph" style:parent-style-name="Table_20_Contents">
      <style:text-properties officeooo:rsid="009d7c72" officeooo:paragraph-rsid="00a31ec2"/>
    </style:style>
    <style:style style:name="P9" style:family="paragraph" style:parent-style-name="Table_20_Contents">
      <style:text-properties officeooo:paragraph-rsid="009f70f5"/>
    </style:style>
    <style:style style:name="P10" style:family="paragraph" style:parent-style-name="Table_20_Contents">
      <style:text-properties officeooo:paragraph-rsid="00a31ec2"/>
    </style:style>
    <style:style style:name="P11" style:family="paragraph" style:parent-style-name="Text_20_body">
      <style:text-properties fo:font-style="italic" officeooo:rsid="00637b96" officeooo:paragraph-rsid="00a31ec2" style:font-style-asian="italic" style:font-style-complex="italic"/>
    </style:style>
    <style:style style:name="P12" style:family="paragraph" style:parent-style-name="Text_20_body">
      <style:text-properties fo:font-style="normal" officeooo:rsid="00aaacfc" officeooo:paragraph-rsid="00aaacf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969d8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6f93e"/>
    </style:style>
    <style:style style:name="T7" style:family="text">
      <style:text-properties officeooo:rsid="00885e00"/>
    </style:style>
    <style:style style:name="T8" style:family="text">
      <style:text-properties officeooo:rsid="009d37b2"/>
    </style:style>
    <style:style style:name="T9" style:family="text">
      <style:text-properties officeooo:rsid="009d7c72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style="italic" style:font-style-asian="italic" style:font-style-complex="italic"/>
    </style:style>
    <style:style style:name="T12" style:family="text">
      <style:text-properties fo:color="#c9211e" loext:opacity="100%" fo:font-style="italic" officeooo:rsid="00a31ec2" style:font-style-asian="italic" style:font-style-complex="italic"/>
    </style:style>
    <style:style style:name="T13" style:family="text">
      <style:text-properties fo:color="#c9211e" loext:opacity="100%" officeooo:rsid="00a31ec2"/>
    </style:style>
    <style:style style:name="T14" style:family="text">
      <style:text-properties officeooo:rsid="00a31ec2"/>
    </style:style>
    <style:style style:name="T15" style:family="text">
      <style:text-properties officeooo:rsid="00a4aacb"/>
    </style:style>
    <style:style style:name="T16" style:family="text">
      <style:text-properties officeooo:rsid="00637b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7409654787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7">y permisos</text:span> en sistemas operativos <text:span text:style-name="T6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674192656352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8">Investiga e indica cuales son las diferencias o particularidades de los siguientes comandos.</text:span></text:p>
          </table:table-cell>
        </table:table-row>
        <table:table-row table:style-name="TableLine1674192656896">
          <table:table-cell table:style-name="Tabla9.A2" table:number-columns-spanned="2" office:value-type="string">
            <text:p text:style-name="P6"><text:span text:style-name="T5">1.</text:span><text:span text:style-name="T4">1.</text:span><text:span text:style-name="T5"> </text:span><text:span text:style-name="T9">su</text:span></text:p>
            <text:p text:style-name="P7">1.2. su <text:span text:style-name="T11">username</text:span></text:p>
            <text:p text:style-name="P7">1.3. su -</text:p>
            <text:p text:style-name="P7">1.4. su - <text:span text:style-name="T11">username</text:span></text:p>
            <text:p text:style-name="P7">1.5. su -c <text:span text:style-name="T11">“comand”</text:span></text:p>
            <text:p text:style-name="P7">1.6. su - <text:span text:style-name="T10">username</text:span> -c <text:span text:style-name="T11">“command”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eLine1674192655808">
          <table:table-cell table:style-name="Tabla2.A1" office:value-type="string">
            <text:p text:style-name="P10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10"><text:span text:style-name="T14">2</text:span>. <text:span text:style-name="T14">Prueba los siguientes comandos en la máquina virtual TestLinux e indica cuál es el funcionamiento de cada uno de ellos.</text:span></text:p>
          </table:table-cell>
        </table:table-row>
        <table:table-row table:style-name="TableLine1674191254400">
          <table:table-cell table:style-name="Tabla2.A2" table:number-columns-spanned="2" office:value-type="string">
            <text:p text:style-name="P10"><text:span text:style-name="T15">2</text:span><text:span text:style-name="T5">.</text:span><text:span text:style-name="T4">1.</text:span><text:span text:style-name="T5"> </text:span><text:span text:style-name="T9">su</text:span></text:p>
            <text:p text:style-name="P8"><text:span text:style-name="T15">2</text:span>.2. su <text:span text:style-name="T12">alu01</text:span></text:p>
            <text:p text:style-name="P8"><text:span text:style-name="T15">2</text:span>.3. su -</text:p>
            <text:p text:style-name="P8"><text:span text:style-name="T15">2</text:span>.4. su - <text:span text:style-name="T12">alu01</text:span></text:p>
            <text:p text:style-name="P8"><text:span text:style-name="T15">2</text:span>.5. su -c <text:span text:style-name="T11">“</text:span><text:span text:style-name="T12">ls /home/alu01</text:span><text:span text:style-name="T11">”</text:span></text:p>
            <text:p text:style-name="P8"><text:span text:style-name="T15">2</text:span>.6. su - <text:span text:style-name="T13">alu04</text:span> -c <text:span text:style-name="T10">“</text:span><text:span text:style-name="T12">ls /home/alu01</text:span><text:span text:style-name="T11">”</text:span></text:p>
          </table:table-cell>
          <table:covered-table-cell/>
        </table:table-row>
      </table:table>
      <text:p text:style-name="P11"/>
      <text:p text:style-name="P12"><text:span text:style-name="T16">1.</text:span>1 El comando “su” sirve para suplantar a un usuario o a un ID de un grupo</text:p>
      <text:p text:style-name="P12">1.2 Añadiéndole un nombre de usuario provocamos que suplantemos la identidad de un usuario existente.</text:p>
      <text:p text:style-name="P12">1.3 Con su- lo que hacemos es suplantar la identidad de root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9T21:17:40.704000000</dc:date>
    <meta:editing-duration>PT11H47M16S</meta:editing-duration>
    <meta:editing-cycles>215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23" meta:word-count="141" meta:character-count="762" meta:non-whitespace-character-count="641"/>
  </office:meta>
</office:document-meta>
</file>